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5"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19"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0"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1"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4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5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5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52"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fo:font-weight="normal" style:font-weight-asian="normal" style:font-weight-complex="normal"/>
    </style:style>
    <style:style style:name="T15" style:family="text">
      <style:text-properties fo:font-weight="normal" officeooo:rsid="001cd27a" style:font-weight-asian="normal" style:font-weight-complex="normal"/>
    </style:style>
    <style:style style:name="T16" style:family="text">
      <style:text-properties officeooo:rsid="001fc755"/>
    </style:style>
    <style:style style:name="T17" style:family="text">
      <style:text-properties officeooo:rsid="0020d5fd"/>
    </style:style>
    <style:style style:name="T18" style:family="text">
      <style:text-properties officeooo:rsid="00217a22"/>
    </style:style>
    <style:style style:name="T19" style:family="text">
      <style:text-properties officeooo:rsid="0025b23f"/>
    </style:style>
    <style:style style:name="T20" style:family="text">
      <style:text-properties officeooo:rsid="00275caa"/>
    </style:style>
    <style:style style:name="T21" style:family="text">
      <style:text-properties officeooo:rsid="002ad42b"/>
    </style:style>
    <style:style style:name="T22" style:family="text">
      <style:text-properties officeooo:rsid="002c2fa7"/>
    </style:style>
    <style:style style:name="T23" style:family="text">
      <style:text-properties officeooo:rsid="0031adf2"/>
    </style:style>
    <style:style style:name="T24" style:family="text">
      <style:text-properties officeooo:rsid="003275a5"/>
    </style:style>
    <style:style style:name="T25" style:family="text">
      <style:text-properties officeooo:rsid="00334d52"/>
    </style:style>
    <style:style style:name="T26" style:family="text">
      <style:text-properties officeooo:rsid="003434fa"/>
    </style:style>
    <style:style style:name="T27" style:family="text">
      <style:text-properties officeooo:rsid="0037e2d5"/>
    </style:style>
    <style:style style:name="T28" style:family="text">
      <style:text-properties officeooo:rsid="003d11b7"/>
    </style:style>
    <style:style style:name="T29" style:family="text">
      <style:text-properties officeooo:rsid="00422826"/>
    </style:style>
    <style:style style:name="T30" style:family="text">
      <style:text-properties officeooo:rsid="004707f5"/>
    </style:style>
    <style:style style:name="T31" style:family="text">
      <style:text-properties officeooo:rsid="00495f54"/>
    </style:style>
    <style:style style:name="T32" style:family="text">
      <style:text-properties officeooo:rsid="004c3222"/>
    </style:style>
    <style:style style:name="T33" style:family="text">
      <style:text-properties officeooo:rsid="004e2236"/>
    </style:style>
    <style:style style:name="T34" style:family="text">
      <style:text-properties officeooo:rsid="00501108"/>
    </style:style>
    <style:style style:name="T35" style:family="text">
      <style:text-properties officeooo:rsid="00566fb1"/>
    </style:style>
    <style:style style:name="T36" style:family="text">
      <style:text-properties officeooo:rsid="005a704a"/>
    </style:style>
    <style:style style:name="T37" style:family="text">
      <style:text-properties officeooo:rsid="0061ccc1"/>
    </style:style>
    <style:style style:name="T38" style:family="text">
      <style:text-properties officeooo:rsid="0062cd66"/>
    </style:style>
    <style:style style:name="T39" style:family="text">
      <style:text-properties officeooo:rsid="0067fe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3">KotC </text:span>Card Building Guide</text:p>
      <text:p text:style-name="P19">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8">Constructing Abilities</text:p>
      <text:p text:style-name="P2">Abilities are composed of as many as four components:</text:p>
      <text:list xml:id="list5750811869710608627" text:style-name="L1">
        <text:list-item>
          <text:p text:style-name="P21">One activation condition (optional)</text:p>
        </text:list-item>
        <text:list-item>
          <text:p text:style-name="P21">One activation cost (optional)</text:p>
        </text:list-item>
        <text:list-item>
          <text:p text:style-name="P21">One target selection (optional)</text:p>
        </text:list-item>
        <text:list-item>
          <text:p text:style-name="P4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48">Many components have a variable (indicated as “[x]”) in them. You are to choose a number for each of these components, replace “[x]” with the chosen number, and replace any “x” in the component's cost <text:span text:style-name="T28"><text:s/></text:span>with the same number.<text:span text:style-name="T14"> </text:span><text:span text:style-name="T15">Variable amounts must be positive, non-zero integers.</text:span> You should also change any plurals to singular if you choose the number “1”.</text:p>
      <text:p text:style-name="P3">If you choose to not give any abilities to a creature, use the text, “This card has no abilities.”</text:p>
      <text:p text:style-name="P9">Resource Cost</text:p>
      <text:p text:style-name="P50"><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49"><text:soft-page-break/><text:span text:style-name="T2">Effect cost formulas may have the special variable “t” in them. In this case, replace the variable “t” with the calculated cost of the target selection. For example, if your target selection cost is 4 and an effect cost is listed as “3t”, the that becomes 3*4, i.e. 12.</text:span></text:p>
      <text:p text:style-name="P10"><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1"><text:span text:style-name="T2">To determine the resource cost of a spell, </text:span><text:span text:style-name="T12">take the spell's ability cost and</text:span><text:span text:style-name="T3"> round up to the next integer. If less than 1, set to 1.</text:span></text:p>
      <text:p text:style-name="P11"><text:span text:style-name="T2">To determine an ability cost for either a creature or a spell, </text:span><text:span text:style-name="T9">subtract the activation cost relief, if any, </text:span><text:span text:style-name="T13">and the activation condition relief, if any,</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2"><text:span text:style-name="T3">O</text:span><text:span text:style-name="T2">r, to put it in mathematical terms (using Python programming syntax):</text:span></text:p>
      <text:list xml:id="list8784732161154319640" text:style-name="L2">
        <text:list-item>
          <text:p text:style-name="P52">ability_cost = <text:span text:style-name="T28">max(1, sum(effect_costs) – condition_relief - cost_relief)</text:span></text:p>
        </text:list-item>
        <text:list-item>
          <text:p text:style-name="P53">creature_cost = max(1, math.ceil(offense + <text:span text:style-name="T30">(</text:span>defense / <text:span text:style-name="T21">5)</text:span> + sum(ability_costs)))</text:p>
        </text:list-item>
        <text:list-item>
          <text:p text:style-name="P47">spell_cost = max(1, math.ceil(ability_cost))</text:p>
        </text:list-item>
      </text:list>
      <text:p text:style-name="P13">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4"><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5">Activatio<text:span text:style-name="T16">n Conditions</text:span></text:p>
      <text:p text:style-name="P1"><text:span text:style-name="T16">Activation conditions</text:span> indicate special conditions under which the spell or ability is to be activated. If a spell or ability has a<text:span text:style-name="T16">n activation condition</text:span>, it may only be activated under that condition. Otherwise, it may only be activated during your own action phase. Only one <text:span text:style-name="T16">activation condition</text:span> can be used per ability.</text:p>
      <text:list xml:id="list6467989752375354006" text:style-name="L3">
        <text:list-item>
          <text:p text:style-name="P40">“Activate in response to an opponent's summon.” <text:span text:style-name="T39">(0)</text:span></text:p>
        </text:list-item>
        <text:list-item>
          <text:p text:style-name="P23">“Activate in response to an opponent's attack.” <text:span text:style-name="T39">(0)</text:span></text:p>
        </text:list-item>
        <text:list-item>
          <text:p text:style-name="P23">“Activate in response to an opponent's card effect.” <text:span text:style-name="T39">(0)</text:span></text:p>
        </text:list-item>
        <text:list-item>
          <text:p text:style-name="P26">“Activate when this in-play card is destroyed.” <text:span text:style-name="T39">(2)</text:span></text:p>
        </text:list-item>
        <text:list-item>
          <text:p text:style-name="P26">“Activate when this card as a resource is destroyed.” <text:span text:style-name="T39">(2)</text:span></text:p>
        </text:list-item>
        <text:list-item>
          <text:p text:style-name="P22">“Activate when this card in your hand is destroyed.” <text:span text:style-name="T39">(2)</text:span></text:p>
        </text:list-item>
        <text:list-item>
          <text:p text:style-name="P22">“Activate when this card in your deck is destroyed.” <text:span text:style-name="T39">(2)</text:span></text:p>
        </text:list-item>
        <text:list-item>
          <text:p text:style-name="P27">“Activate when another of your cards in play is destroyed.” <text:span text:style-name="T39">(1)</text:span></text:p>
        </text:list-item>
        <text:list-item>
          <text:p text:style-name="P27">“Activate when a card in your hand is destroyed.” <text:span text:style-name="T39">(1)</text:span></text:p>
        </text:list-item>
        <text:list-item>
          <text:p text:style-name="P27">“Activate when a card in your deck is destroyed.” <text:span text:style-name="T39">(1)</text:span></text:p>
        </text:list-item>
        <text:list-item>
          <text:p text:style-name="P27">“<text:span text:style-name="T32">Activate when you take damage.” (1)</text:span></text:p>
        </text:list-item>
      </text:list>
      <text:p text:style-name="P16">Activation Costs</text:p>
      <text:p text:style-name="P4">Activation costs serve to reduce the resource cost of an ability by “paying” in other ways. <text:span text:style-name="T31">Only one activation cost can be used per ability.</text:span></text:p>
      <text:list xml:id="list3803926482129595898" text:style-name="L4">
        <text:list-item>
          <text:p text:style-name="P41">“<text:span text:style-name="T16">Remove [x] counters from this card.” (2x)</text:span></text:p>
        </text:list-item>
        <text:list-item>
          <text:p text:style-name="P28">“Pay [x] hitpoints.” (x)</text:p>
        </text:list-item>
        <text:list-item>
          <text:p text:style-name="P29">“<text:bookmark-start text:name="__DdeLink__384_973168994"/><text:span text:style-name="T27">Exhaust [x] of your unexhausted cards in play.</text:span><text:bookmark-end text:name="__DdeLink__384_973168994"/><text:span text:style-name="T27">” (2x)</text:span></text:p>
        </text:list-item>
        <text:list-item>
          <text:p text:style-name="P29">“<text:bookmark-start text:name="__DdeLink__378_973168994"/><text:span text:style-name="T34">Exhaust [x] of your unexhausted cards in play chosen by an opponent of your choice.</text:span><text:bookmark-end text:name="__DdeLink__378_973168994"/><text:span text:style-name="T34">” (4x)</text:span></text:p>
        </text:list-item>
        <text:list-item>
          <text:p text:style-name="P31">“Sacrifice [x] cards on the top of your deck.” <text:span text:style-name="T19">(2x)</text:span></text:p>
        </text:list-item>
        <text:list-item>
          <text:p text:style-name="P31">“Sacrifice [x] random cards in your hand.” <text:span text:style-name="T19">(3x)</text:span></text:p>
        </text:list-item>
        <text:list-item>
          <text:p text:style-name="P30">“Sacrifice [x] cards in play.” <text:span text:style-name="T19">(4x)</text:span></text:p>
        </text:list-item>
        <text:list-item>
          <text:p text:style-name="P30">“<text:bookmark-start text:name="__DdeLink__390_973168994"/><text:span text:style-name="T29">Sacrifice [x] cards in play chosen by an opponent of your choice.</text:span><text:bookmark-end text:name="__DdeLink__390_973168994"/><text:span text:style-name="T29">” (6x)</text:span></text:p>
        </text:list-item>
      </text:list>
      <text:p text:style-name="P17">Target Selections</text:p>
      <text:p text:style-name="P5">Target selections are necessary for some effects to work. They serve to designate what cards an effect is used on. <text:span text:style-name="T31">Only one target selection can be used per ability.</text:span></text:p>
      <text:list xml:id="list5145641082256636728" text:style-name="L5">
        <text:list-item>
          <text:p text:style-name="P44">“Target this card.” <text:span text:style-name="T19">(1/2)</text:span></text:p>
        </text:list-item>
        <text:list-item>
          <text:p text:style-name="P24">“<text:span text:style-name="T17">Target up to [x] cards in play.” (x)</text:span></text:p>
        </text:list-item>
        <text:list-item>
          <text:p text:style-name="P42">“<text:span text:style-name="T17">Target up to [x] resources.” (x)</text:span></text:p>
        </text:list-item>
        <text:list-item>
          <text:p text:style-name="P32">“<text:span text:style-name="T27">Target up to [x] exhausted cards in play.” (x/2)</text:span></text:p>
        </text:list-item>
        <text:list-item>
          <text:p text:style-name="P43">“<text:span text:style-name="T17">Target up to [x] cards in play selected by an opponent of your choice.” (x/2)</text:span></text:p>
        </text:list-item>
        <text:list-item>
          <text:p text:style-name="P33">“<text:span text:style-name="T22">Target up to [x] cards in the current chain.” (x/2)</text:span></text:p>
        </text:list-item>
        <text:list-item>
          <text:p text:style-name="P33">“<text:span text:style-name="T25">Target up to [x] cards in your hand.” (x)</text:span></text:p>
        </text:list-item>
        <text:list-item>
          <text:p text:style-name="P34">“Target up to [x] cards in one player's hand randomly.” <text:span text:style-name="T20">(x)</text:span></text:p>
        </text:list-item>
        <text:list-item>
          <text:p text:style-name="P34">“Target up to [x] cards on the top of one player's deck.” <text:span text:style-name="T20">(x)</text:span></text:p>
        </text:list-item>
        <text:list-item>
          <text:p text:style-name="P34">“Target up to [x] cards in <text:span text:style-name="T25">your graveyard</text:span>.” <text:span text:style-name="T20">(x)</text:span></text:p>
        </text:list-item>
        <text:list-item>
          <text:p text:style-name="P34">“<text:span text:style-name="T24">Target up to [x] cards in one player's graveyard randomly.” (x)</text:span></text:p>
        </text:list-item>
      </text:list>
      <text:p text:style-name="P18">Effects</text:p>
      <text:p text:style-name="P6">Effects are the main component of abilities, and at least one is required for any given ability.</text:p>
      <text:list xml:id="list5235375918730184397" text:style-name="L6">
        <text:list-item>
          <text:p text:style-name="P45">“Place one counter <text:span text:style-name="T37">on</text:span> <text:span text:style-name="T29">each</text:span> <text:span text:style-name="T37">target</text:span>.” <text:span text:style-name="T19">(2t)</text:span></text:p>
        </text:list-item>
        <text:list-item>
          <text:p text:style-name="P35">“See <text:span text:style-name="T37">all</text:span> targets.” <text:span text:style-name="T19">(2t)</text:span></text:p>
        </text:list-item>
        <text:list-item>
          <text:p text:style-name="P36">“<text:span text:style-name="T23">Exhaust</text:span> <text:span text:style-name="T37">all</text:span> targets.” (<text:span text:style-name="T35">2t</text:span>)</text:p>
        </text:list-item>
        <text:list-item>
          <text:p text:style-name="P36">“<text:span text:style-name="T26">Send all targets to the resource zone of their owners (exhausted).” (3t)</text:span></text:p>
        </text:list-item>
        <text:list-item>
          <text:p text:style-name="P25">“<text:span text:style-name="T18">Destroy all targets.” (8t)</text:span></text:p>
        </text:list-item>
        <text:list-item>
          <text:p text:style-name="P37">“Increase targets<text:span text:style-name="T29">'</text:span> offense by <text:span text:style-name="T29">a total of</text:span> [x].” <text:span text:style-name="T19">(x+t)</text:span></text:p>
        </text:list-item>
        <text:list-item>
          <text:p text:style-name="P37">“Increase targets<text:span text:style-name="T29">'</text:span> defense by <text:span text:style-name="T29">a total of</text:span> [x].” <text:span text:style-name="T19">(x/5+t)</text:span></text:p>
        </text:list-item>
        <text:list-item>
          <text:p text:style-name="P37">“Decrease targets<text:span text:style-name="T29">'</text:span> offense by <text:span text:style-name="T29">a total of</text:span> [x].” <text:span text:style-name="T19">(x+t)</text:span></text:p>
        </text:list-item>
        <text:list-item>
          <text:p text:style-name="P37">“<text:bookmark-start text:name="__DdeLink__373_1387822758"/>Inflict <text:span text:style-name="T29">a total of</text:span> [x] damage to targets.<text:bookmark-end text:name="__DdeLink__373_1387822758"/>” <text:span text:style-name="T19">(x/4+t)</text:span></text:p>
        </text:list-item>
        <text:list-item>
          <text:p text:style-name="P37">“<text:span text:style-name="T36">Reveal</text:span> <text:span text:style-name="T38">all</text:span> targets<text:span text:style-name="T26">, then summon or cast any number of targets that are not in play</text:span> (paying the usual costs).” <text:span text:style-name="T19">(3t)</text:span></text:p>
        </text:list-item>
        <text:list-item>
          <text:p text:style-name="P37">“<text:span text:style-name="T37">Switch control of each target in-play creature to a different player of your choice.” (6t)</text:span></text:p>
        </text:list-item>
        <text:list-item>
          <text:p text:style-name="P37">“Place <text:span text:style-name="T38">all</text:span> targets on top of owner's deck in any order.” <text:span text:style-name="T19">(3t)</text:span></text:p>
        </text:list-item>
        <text:list-item>
          <text:p text:style-name="P38">“Draw [x] cards.” <text:span text:style-name="T19">(4x)</text:span></text:p>
        </text:list-item>
        <text:list-item>
          <text:p text:style-name="P38">“Increase your hitpoints by [x].” <text:span text:style-name="T19">(2x)</text:span></text:p>
        </text:list-item>
        <text:list-item>
          <text:p text:style-name="P38">“<text:bookmark-start text:name="__DdeLink__395_722314610"/>Inflict [x] damage to any one player.<text:bookmark-end text:name="__DdeLink__395_722314610"/>” <text:span text:style-name="T19">(x/2)</text:span></text:p>
        </text:list-item>
        <text:list-item>
          <text:p text:style-name="P39">“Negate<text:span text:style-name="T29"> attack of all</text:span> targets.” <text:span text:style-name="T19">(5t)</text:span></text:p>
        </text:list-item>
        <text:list-item>
          <text:p text:style-name="P39">“Negate<text:span text:style-name="T29"> </text:span>activated effect <text:span text:style-name="T29">of all targets</text:span>.” <text:span text:style-name="T19">(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5T08:15:45.723141547</dc:date>
    <dc:creator>Julie </dc:creator>
    <meta:editing-duration>P1DT3H55M58S</meta:editing-duration>
    <meta:editing-cycles>59</meta:editing-cycles>
    <meta:generator>LibreOffice/4.2.8.2$Linux_X86_64 LibreOffice_project/420m0$Build-2</meta:generator>
    <meta:document-statistic meta:table-count="0" meta:image-count="0" meta:object-count="0" meta:page-count="6" meta:paragraph-count="83" meta:word-count="1259" meta:character-count="7126" meta:non-whitespace-character-count="6002"/>
  </office:meta>
</office:document-meta>
</file>